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AppleSystemUIFont" fo:font-size="13pt" style:font-size-asian="13pt"/>
    </style:style>
    <style:style style:name="P2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loext:opacity="0%" style:font-name="AppleSystemUIFont" fo:font-size="13pt" style:font-size-asian="13pt"/>
    </style:style>
    <style:style style:name="P3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loext:opacity="0%" style:font-name="Helvetica" fo:font-size="12pt" style:font-size-asian="12pt"/>
    </style:style>
    <style:style style:name="T1" style:family="text">
      <style:text-properties style:use-window-font-color="true" loext:opacity="0%" style:font-name="AppleSystemUIFont" fo:font-size="13pt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jaypanta@Ajays-MacBook-Air:~$ sudo mysql</text:span></text:p>
      <text:p text:style-name="Standard"><text:span text:style-name="T1">Welcome to the MySQL monitor. <text:s/>Commands end with ; or \g.</text:span></text:p>
      <text:p text:style-name="Standard"><text:span text:style-name="T1">Your MySQL connection id is 9</text:span></text:p>
      <text:p text:style-name="Standard"><text:span text:style-name="T1">Server version: 8.0.37 MySQL Community Server - <text:s/>GPL</text:span></text:p>
      <text:p text:style-name="P1"/>
      <text:p text:style-name="Standard"><text:span text:style-name="T1">Copyright (c) 2000, 2024, Oracle and/or its affiliates.</text:span></text:p>
      <text:p text:style-name="P1"/>
      <text:p text:style-name="Standard"><text:span text:style-name="T1">Oracle is a registered trademark of Oracle Corporation and/or its</text:span></text:p>
      <text:p text:style-name="Standard"><text:span text:style-name="T1">affiliates. Other names may be trademarks of their respective</text:span></text:p>
      <text:p text:style-name="Standard"><text:span text:style-name="T1">owners.</text:span></text:p>
      <text:p text:style-name="P1"/>
      <text:p text:style-name="Standard"><text:span text:style-name="T1">Type 'help;' or '\h' for help. Type '\c' to clear the current input statement.</text:span></text:p>
      <text:p text:style-name="P1"/>
      <text:p text:style-name="Standard"><text:span text:style-name="T1">mysql&gt; show databases;</text:span></text:p>
      <text:p text:style-name="Standard"><text:span text:style-name="T1">+--------------------+</text:span></text:p>
      <text:p text:style-name="Standard"><text:span text:style-name="T1">| Database <text:s text:c="10"/>|</text:span></text:p>
      <text:p text:style-name="Standard"><text:span text:style-name="T1">+--------------------+</text:span></text:p>
      <text:p text:style-name="Standard"><text:span text:style-name="T1">| information_schema |</text:span></text:p>
      <text:p text:style-name="Standard"><text:span text:style-name="T1">| mysql <text:s text:c="13"/>|</text:span></text:p>
      <text:p text:style-name="Standard"><text:span text:style-name="T1">| performance_schema |</text:span></text:p>
      <text:p text:style-name="Standard"><text:span text:style-name="T1">| sys <text:s text:c="15"/>|</text:span></text:p>
      <text:p text:style-name="Standard"><text:span text:style-name="T1">| wrc <text:s text:c="15"/>|</text:span></text:p>
      <text:p text:style-name="Standard"><text:span text:style-name="T1">+--------------------+</text:span></text:p>
      <text:p text:style-name="Standard"><text:span text:style-name="T1">5 rows in set (0.00 sec)</text:span></text:p>
      <text:p text:style-name="P1"/>
      <text:p text:style-name="Standard"><text:span text:style-name="T1">mysql&gt; CREATE DATABASE Assignment;</text:span></text:p>
      <text:p text:style-name="Standard"><text:span text:style-name="T1">Query OK, 1 row affected (0.02 sec)</text:span></text:p>
      <text:p text:style-name="P1"/>
      <text:p text:style-name="Standard"><text:span text:style-name="T1">mysql&gt; show databases;</text:span></text:p>
      <text:p text:style-name="Standard"><text:span text:style-name="T1">+--------------------+</text:span></text:p>
      <text:p text:style-name="Standard"><text:span text:style-name="T1">| Database <text:s text:c="10"/>|</text:span></text:p>
      <text:p text:style-name="Standard"><text:span text:style-name="T1">+--------------------+</text:span></text:p>
      <text:p text:style-name="Standard"><text:span text:style-name="T1">| Assignment <text:s text:c="8"/>|</text:span></text:p>
      <text:p text:style-name="Standard"><text:span text:style-name="T1">| information_schema |</text:span></text:p>
      <text:p text:style-name="Standard"><text:span text:style-name="T1">| mysql <text:s text:c="13"/>|</text:span></text:p>
      <text:p text:style-name="Standard"><text:span text:style-name="T1">| performance_schema |</text:span></text:p>
      <text:p text:style-name="Standard"><text:span text:style-name="T1">| sys <text:s text:c="15"/>|</text:span></text:p>
      <text:p text:style-name="Standard"><text:span text:style-name="T1">| wrc <text:s text:c="15"/>|</text:span></text:p>
      <text:p text:style-name="Standard"><text:span text:style-name="T1">+--------------------+</text:span></text:p>
      <text:p text:style-name="Standard"><text:span text:style-name="T1">6 rows in set (0.00 sec)</text:span></text:p>
      <text:p text:style-name="P1"/>
      <text:p text:style-name="Standard"><text:span text:style-name="T1">mysql&gt; USE Assignment;</text:span></text:p>
      <text:p text:style-name="Standard"><text:span text:style-name="T1">Database changed</text:span></text:p>
      <text:p text:style-name="Standard"><text:span text:style-name="T1">mysql&gt; CREATE TABLE Employees (</text:span></text:p>
      <text:p text:style-name="Standard"><text:span text:style-name="T1"><text:s text:c="4"/>-&gt; <text:s text:c="4"/>Emp_id INT PRIMARY KEY,</text:span></text:p>
      <text:p text:style-name="Standard"><text:span text:style-name="T1"><text:s text:c="4"/>-&gt; <text:s text:c="4"/>First_name VARCHAR(50),</text:span></text:p>
      <text:p text:style-name="Standard"><text:span text:style-name="T1"><text:s text:c="4"/>-&gt; <text:s text:c="4"/>Last_name VARCHAR(50),</text:span></text:p>
      <text:p text:style-name="Standard"><text:span text:style-name="T1"><text:s text:c="4"/>-&gt; <text:s text:c="4"/>Phone_No VARCHAR(15),</text:span></text:p>
      <text:p text:style-name="Standard"><text:soft-page-break/><text:span text:style-name="T1"><text:s text:c="4"/>-&gt; <text:s text:c="4"/>Hire_date DATE,</text:span></text:p>
      <text:p text:style-name="Standard"><text:span text:style-name="T1"><text:s text:c="4"/>-&gt; <text:s text:c="4"/>Job_id VARCHAR(10),</text:span></text:p>
      <text:p text:style-name="Standard"><text:span text:style-name="T1"><text:s text:c="4"/>-&gt; <text:s text:c="4"/>Emp_Salary DECIMAL(10, 2),</text:span></text:p>
      <text:p text:style-name="Standard"><text:span text:style-name="T1"><text:s text:c="4"/>-&gt; <text:s text:c="4"/>Commission_Pct DECIMAL(5, 2),</text:span></text:p>
      <text:p text:style-name="Standard"><text:span text:style-name="T1"><text:s text:c="4"/>-&gt; <text:s text:c="4"/>Manager_id INT,</text:span></text:p>
      <text:p text:style-name="Standard"><text:span text:style-name="T1"><text:s text:c="4"/>-&gt; <text:s text:c="4"/>Department_id INT,</text:span></text:p>
      <text:p text:style-name="Standard"><text:span text:style-name="T1"><text:s text:c="4"/>-&gt; );</text:span></text:p>
      <text:p text:style-name="Standard"><text:span text:style-name="T1">Query OK, 0 rows affected (0.05 sec)</text:span></text:p>
      <text:p text:style-name="P1"/>
      <text:p text:style-name="Standard"><text:span text:style-name="T1">mysql&gt; INSERT INTO Employees (Emp_id, First_name, Last_name, Phone_No, Hire_date, Job_id, Emp_Salary, Commission_Pct, Manager_id, Department_id)</text:span></text:p>
      <text:p text:style-name="Standard"><text:span text:style-name="T1"><text:s text:c="3"/>-&gt; VALUES</text:span></text:p>
      <text:p text:style-name="Standard"><text:span text:style-name="T1"><text:s text:c="4"/>-&gt; (1, 'Ram', 'Thapa', '555-1234', '2020-01-01', 'IT_PROG', 6000, 0.10, 101, 60),</text:span></text:p>
      <text:p text:style-name="Standard"><text:span text:style-name="T1"><text:s text:c="4"/>-&gt; (2, 'Sita', 'Shrestha', '555-5678', '2019-03-15', 'HR_REP', 4800, 0.05, 102, 70),</text:span></text:p>
      <text:p text:style-name="Standard"><text:span text:style-name="T1"><text:s text:c="4"/>-&gt; (3, 'Hari', 'Gurung', '555-8765', '2018-07-22', 'IT_PROG', 5000, NULL, 101, 60),</text:span></text:p>
      <text:p text:style-name="Standard"><text:span text:style-name="T1"><text:s text:c="4"/>-&gt; (4, 'Sam', 'Austin', '555-4321', '2021-11-01', 'MK_MAN', 5500, 0.12, 103, 80),</text:span></text:p>
      <text:p text:style-name="Standard"><text:span text:style-name="T1"><text:s text:c="4"/>-&gt; (5, 'Krishna', 'Karki', '555-6789', '2017-06-30', 'HR_REP', 4500, NULL, 102, 70);</text:span></text:p>
      <text:p text:style-name="Standard"><text:span text:style-name="T1">Query OK, 5 rows affected (0.02 sec)</text:span></text:p>
      <text:p text:style-name="Standard"><text:span text:style-name="T1">Records: 5 <text:s/>Duplicates: 0 <text:s/>Warnings: 0</text:span></text:p>
      <text:p text:style-name="P1"/>
      <text:p text:style-name="Standard"><text:span text:style-name="T1">mysql&gt; SELECT * FROM Employees;</text:span></text:p>
      <text:p text:style-name="Standard"><text:span text:style-name="T1">+--------+------------+-----------+----------+------------+---------+------------+----------------+------------+---------------+</text:span></text:p>
      <text:p text:style-name="Standard"><text:span text:style-name="T1">| Emp_id | First_name | Last_name | Phone_No | Hire_date <text:s/>| Job_id <text:s/>| Emp_Salary | Commission_Pct | Manager_id | Department_id |</text:span></text:p>
      <text:p text:style-name="Standard"><text:span text:style-name="T1">+--------+------------+-----------+----------+------------+---------+------------+----------------+------------+---------------+</text:span></text:p>
      <text:p text:style-name="Standard"><text:span text:style-name="T1">| <text:s text:c="5"/>1 | Ram <text:s text:c="7"/>| Thapa <text:s text:c="4"/>| 555-1234 | 2020-01-01 | IT_PROG | <text:s text:c="3"/>6000.00 | <text:s text:c="10"/>0.10 | <text:s text:c="7"/>101 | <text:s text:c="11"/>60 |</text:span></text:p>
      <text:p text:style-name="Standard"><text:span text:style-name="T1">| <text:s text:c="5"/>2 | Sita <text:s text:c="6"/>| Shrestha <text:s/>| 555-5678 | 2019-03-15 | HR_REP <text:s/>| <text:s text:c="3"/>4800.00 | <text:s text:c="10"/>0.05 | <text:s text:c="7"/>102 | <text:s text:c="11"/>70 |</text:span></text:p>
      <text:p text:style-name="Standard"><text:span text:style-name="T1">| <text:s text:c="5"/>3 | Hari <text:s text:c="6"/>| Gurung <text:s text:c="3"/>| 555-8765 | 2018-07-22 | IT_PROG | <text:s text:c="3"/>5000.00 | <text:s text:c="10"/>NULL | <text:s text:c="7"/>101 | <text:s text:c="11"/>60 |</text:span></text:p>
      <text:p text:style-name="Standard"><text:span text:style-name="T1">| <text:s text:c="5"/>4 | Sam <text:s text:c="7"/>| Austin <text:s text:c="3"/>| 555-4321 | 2021-11-01 | MK_MAN <text:s/>| <text:s text:c="3"/>5500.00 | <text:s text:c="10"/>0.12 | <text:s text:c="7"/>103 | <text:s text:c="11"/>80 |</text:span></text:p>
      <text:p text:style-name="Standard"><text:span text:style-name="T1">| <text:s text:c="5"/>5 | Krishna <text:s text:c="3"/>| Karki <text:s text:c="4"/>| 555-6789 | 2017-06-30 | HR_REP <text:s/>| <text:s text:c="3"/>4500.00 | <text:s text:c="10"/>NULL | <text:s text:c="7"/>102 | <text:s text:c="11"/>70 |</text:span></text:p>
      <text:p text:style-name="Standard"><text:span text:style-name="T1">+--------+------------+-----------+----------+------------+---------+------------+----------------+------------+---------------+</text:span></text:p>
      <text:p text:style-name="Standard"><text:span text:style-name="T1">5 rows in set (0.00 sec)</text:span></text:p>
      <text:p text:style-name="P1"/>
      <text:p text:style-name="Standard"><text:span text:style-name="T1">mysql&gt; SELECT Emp_id, First_name, Last_name, Emp_Salary</text:span></text:p>
      <text:p text:style-name="Standard"><text:span text:style-name="T1"><text:s text:c="4"/>-&gt; FROM Employees;</text:span></text:p>
      <text:p text:style-name="Standard"><text:span text:style-name="T1">+--------+------------+-----------+------------+</text:span></text:p>
      <text:p text:style-name="Standard"><text:span text:style-name="T1">| Emp_id | First_name | Last_name | Emp_Salary |</text:span></text:p>
      <text:p text:style-name="Standard"><text:span text:style-name="T1">+--------+------------+-----------+------------+</text:span></text:p>
      <text:p text:style-name="Standard"><text:span text:style-name="T1">| <text:s text:c="5"/>1 | Ram <text:s text:c="7"/>| Thapa <text:s text:c="4"/>| <text:s text:c="3"/>6000.00 |</text:span></text:p>
      <text:p text:style-name="Standard"><text:span text:style-name="T1">| <text:s text:c="5"/>2 | Sita <text:s text:c="6"/>| Shrestha <text:s/>| <text:s text:c="3"/>4800.00 |</text:span></text:p>
      <text:p text:style-name="Standard"><text:soft-page-break/><text:span text:style-name="T1">| <text:s text:c="5"/>3 | Hari <text:s text:c="6"/>| Gurung <text:s text:c="3"/>| <text:s text:c="3"/>5000.00 |</text:span></text:p>
      <text:p text:style-name="Standard"><text:span text:style-name="T1">| <text:s text:c="5"/>4 | Sam <text:s text:c="7"/>| Austin <text:s text:c="3"/>| <text:s text:c="3"/>5500.00 |</text:span></text:p>
      <text:p text:style-name="Standard"><text:span text:style-name="T1">| <text:s text:c="5"/>5 | Krishna <text:s text:c="3"/>| Karki <text:s text:c="4"/>| <text:s text:c="3"/>4500.00 |</text:span></text:p>
      <text:p text:style-name="Standard"><text:span text:style-name="T1">+--------+------------+-----------+------------+</text:span></text:p>
      <text:p text:style-name="Standard"><text:span text:style-name="T1">5 rows in set (0.00 sec)</text:span></text:p>
      <text:p text:style-name="P1"/>
      <text:p text:style-name="Standard"><text:span text:style-name="T1">mysql&gt; SELECT First_name, Last_name</text:span></text:p>
      <text:p text:style-name="Standard"><text:span text:style-name="T1"><text:s text:c="4"/>-&gt; FROM Employees</text:span></text:p>
      <text:p text:style-name="Standard"><text:span text:style-name="T1"><text:s text:c="4"/>-&gt; WHERE Emp_Salary &gt;= 4800;</text:span></text:p>
      <text:p text:style-name="Standard"><text:span text:style-name="T1">+------------+-----------+</text:span></text:p>
      <text:p text:style-name="Standard"><text:span text:style-name="T1">| First_name | Last_name |</text:span></text:p>
      <text:p text:style-name="Standard"><text:span text:style-name="T1">+------------+-----------+</text:span></text:p>
      <text:p text:style-name="Standard"><text:span text:style-name="T1">| Ram <text:s text:c="7"/>| Thapa <text:s text:c="4"/>|</text:span></text:p>
      <text:p text:style-name="Standard"><text:span text:style-name="T1">| Sita <text:s text:c="6"/>| Shrestha <text:s/>|</text:span></text:p>
      <text:p text:style-name="Standard"><text:span text:style-name="T1">| Hari <text:s text:c="6"/>| Gurung <text:s text:c="3"/>|</text:span></text:p>
      <text:p text:style-name="Standard"><text:span text:style-name="T1">| Sam <text:s text:c="7"/>| Austin <text:s text:c="3"/>|</text:span></text:p>
      <text:p text:style-name="Standard"><text:span text:style-name="T1">+------------+-----------+</text:span></text:p>
      <text:p text:style-name="Standard"><text:span text:style-name="T1">4 rows in set (0.00 sec)</text:span></text:p>
      <text:p text:style-name="P1"/>
      <text:p text:style-name="Standard"><text:span text:style-name="T1">mysql&gt; SELECT *</text:span></text:p>
      <text:p text:style-name="Standard"><text:span text:style-name="T1"><text:s text:c="4"/>-&gt; FROM Employees</text:span></text:p>
      <text:p text:style-name="Standard"><text:span text:style-name="T1"><text:s text:c="4"/>-&gt; WHERE Last_name = 'Austin';</text:span></text:p>
      <text:p text:style-name="Standard"><text:span text:style-name="T1">+--------+------------+-----------+----------+------------+--------+------------+----------------+------------+---------------+</text:span></text:p>
      <text:p text:style-name="Standard"><text:span text:style-name="T1">| Emp_id | First_name | Last_name | Phone_No | Hire_date <text:s/>| Job_id | Emp_Salary | Commission_Pct | Manager_id | Department_id |</text:span></text:p>
      <text:p text:style-name="Standard"><text:span text:style-name="T1">+--------+------------+-----------+----------+------------+--------+------------+----------------+------------+---------------+</text:span></text:p>
      <text:p text:style-name="Standard"><text:span text:style-name="T1">| <text:s text:c="5"/>4 | Sam <text:s text:c="7"/>| Austin <text:s text:c="3"/>| 555-4321 | 2021-11-01 | MK_MAN | <text:s text:c="3"/>5500.00 | <text:s text:c="10"/>0.12 | <text:s text:c="7"/>103 | <text:s text:c="11"/>80 |</text:span></text:p>
      <text:p text:style-name="Standard"><text:span text:style-name="T1">+--------+------------+-----------+----------+------------+--------+------------+----------------+------------+---------------+</text:span></text:p>
      <text:p text:style-name="Standard"><text:span text:style-name="T1">1 row in set (0.00 sec)</text:span></text:p>
      <text:p text:style-name="P1"/>
      <text:p text:style-name="Standard"><text:span text:style-name="T1">mysql&gt; SELECT First_name, Last_name</text:span></text:p>
      <text:p text:style-name="Standard"><text:span text:style-name="T1"><text:s text:c="4"/>-&gt; FROM Employees</text:span></text:p>
      <text:p text:style-name="Standard"><text:span text:style-name="T1"><text:s text:c="4"/>-&gt; WHERE Department_id IN (60, 70, 80);</text:span></text:p>
      <text:p text:style-name="Standard"><text:span text:style-name="T1">+------------+-----------+</text:span></text:p>
      <text:p text:style-name="Standard"><text:span text:style-name="T1">| First_name | Last_name |</text:span></text:p>
      <text:p text:style-name="Standard"><text:span text:style-name="T1">+------------+-----------+</text:span></text:p>
      <text:p text:style-name="Standard"><text:span text:style-name="T1">| Ram <text:s text:c="7"/>| Thapa <text:s text:c="4"/>|</text:span></text:p>
      <text:p text:style-name="Standard"><text:span text:style-name="T1">| Sita <text:s text:c="6"/>| Shrestha <text:s/>|</text:span></text:p>
      <text:p text:style-name="Standard"><text:span text:style-name="T1">| Hari <text:s text:c="6"/>| Gurung <text:s text:c="3"/>|</text:span></text:p>
      <text:p text:style-name="Standard"><text:span text:style-name="T1">| Sam <text:s text:c="7"/>| Austin <text:s text:c="3"/>|</text:span></text:p>
      <text:p text:style-name="Standard"><text:span text:style-name="T1">| Krishna <text:s text:c="3"/>| Karki <text:s text:c="4"/>|</text:span></text:p>
      <text:p text:style-name="Standard"><text:span text:style-name="T1">+------------+-----------+</text:span></text:p>
      <text:p text:style-name="Standard"><text:span text:style-name="T1">5 rows in set (0.00 sec)</text:span></text:p>
      <text:p text:style-name="P1"/>
      <text:p text:style-name="Standard"><text:soft-page-break/><text:span text:style-name="T1">mysql&gt; SELECT DISTINCT Manager_id</text:span></text:p>
      <text:p text:style-name="Standard"><text:span text:style-name="T1"><text:s text:c="4"/>-&gt; FROM Employees;</text:span></text:p>
      <text:p text:style-name="Standard"><text:span text:style-name="T1">+------------+</text:span></text:p>
      <text:p text:style-name="Standard"><text:span text:style-name="T1">| Manager_id |</text:span></text:p>
      <text:p text:style-name="Standard"><text:span text:style-name="T1">+------------+</text:span></text:p>
      <text:p text:style-name="Standard"><text:span text:style-name="T1">| <text:s text:c="7"/>101 |</text:span></text:p>
      <text:p text:style-name="Standard"><text:span text:style-name="T1">| <text:s text:c="7"/>102 |</text:span></text:p>
      <text:p text:style-name="Standard"><text:span text:style-name="T1">| <text:s text:c="7"/>103 |</text:span></text:p>
      <text:p text:style-name="Standard"><text:span text:style-name="T1">+------------+</text:span></text:p>
      <text:p text:style-name="Standard"><text:span text:style-name="T1">3 rows in set (0.00 sec)</text:span></text:p>
      <text:p text:style-name="P1"/>
      <text:p text:style-name="Standard"><text:span text:style-name="T1">mysql&gt;</text:span>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7-20T14:48:53.483961566</meta:creation-date>
    <dc:date>2024-07-20T14:49:37.145160602</dc:date>
    <meta:editing-duration>PT44S</meta:editing-duration>
    <meta:editing-cycles>1</meta:editing-cycles>
    <meta:document-statistic meta:table-count="0" meta:image-count="0" meta:object-count="0" meta:page-count="4" meta:paragraph-count="126" meta:word-count="776" meta:character-count="5450" meta:non-whitespace-character-count="4174"/>
    <meta:generator>LibreOffice/7.3.5.2$MacOSX_X86_64 LibreOffice_project/184fe81b8c8c30d8b5082578aee2fed2ea847c01</meta:generator>
  </office:meta>
</office:document-meta>
</file>